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style:min-row-height="0.693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fo:keep-together="always"/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3" style:family="table-row">
      <style:table-row-properties fo:keep-together="always"/>
    </style:style>
    <style:style style:name="Tabla5.4" style:family="table-row">
      <style:table-row-properties fo:keep-together="always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5" style:family="table-row">
      <style:table-row-properties fo:keep-together="always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6" style:family="table-row">
      <style:table-row-properties fo:keep-together="always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7" style:family="table-row">
      <style:table-row-properties fo:keep-together="always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0ffacb" officeooo:paragraph-rsid="000ffacb" style:font-size-asian="8pt" style:font-style-asian="normal" style:font-name-complex="Ari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fo:font-style="italic" officeooo:rsid="000ffacb" officeooo:paragraph-rsid="000ffacb" style:font-size-asian="8pt" style:font-style-asian="italic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facb" officeooo:paragraph-rsid="000ffacb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0ffacb" officeooo:paragraph-rsid="000ffacb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ffacb" officeooo:paragraph-rsid="000ffacb" style:font-name-complex="Arial"/>
    </style:style>
    <style:style style:name="P21" style:family="paragraph" style:parent-style-name="Standard"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3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0ffacb" officeooo:paragraph-rsid="000ffacb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facb" officeooo:paragraph-rsid="000ffacb" style:font-weight-asian="normal" style:font-name-complex="Arial" style:font-weight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P31" style:family="paragraph" style:parent-style-name="Heading_20_3">
      <style:text-properties style:font-name="Arial" fo:font-style="normal" officeooo:rsid="000c6a27" officeooo:paragraph-rsid="000ffacb" style:font-style-asian="normal" style:font-name-complex="Ari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0e92a1"/>
    </style:style>
    <style:style style:name="T6" style:family="text">
      <style:text-properties officeooo:rsid="000ffacb"/>
    </style:style>
    <style:style style:name="T7" style:family="text">
      <style:text-properties officeooo:rsid="00121b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Modificar Dieta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23"><text:span text:style-name="T1">Médico</text:span>(I), <text:span text:style-name="T2">Enfermero(I), Personal administrativ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3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h text:style-name="P31" text:outline-level="3">Gestión <text:span text:style-name="T5">de dietas</text:span></text:h>
          </table:table-cell>
          <table:covered-table-cell/>
          <table:table-cell table:style-name="Tabla1.D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4">Solo personal autorizado puede modificar la dieta tanto de los trabajadores como de los pac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3">Grupo <text:span text:style-name="T6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6">1.0</text:p>
          </table:table-cell>
        </table:table-row>
      </table:table>
      <text:p text:style-name="P2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Propósito</text:p>
          </table:table-cell>
        </table:table-row>
        <table:table-row table:style-name="Tabla2.1">
          <table:table-cell table:style-name="Tabla2.A2" office:value-type="string">
            <text:p text:style-name="P25">Poder modificar la dieta de un paciente o de un trabajador</text:p>
          </table:table-cell>
        </table:table-row>
      </table:table>
      <text:p text:style-name="P2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Resumen</text:p>
          </table:table-cell>
        </table:table-row>
        <table:table-row table:style-name="Tabla3.1">
          <table:table-cell table:style-name="Tabla3.A2" office:value-type="string">
            <text:p text:style-name="P25">El usuario se identificará en el sistema y podrá acceder a las dietas de cada paciente y de cada trabajador.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20">Se pide modificar una dieta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9"/>
          </table:table-cell>
        </table:table-row>
        <table:table-row table:style-name="Tabla4.2">
          <table:table-cell table:style-name="Tabla4.A3" office:value-type="string">
            <text:p text:style-name="P7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28">El sistema <text:span text:style-name="T7">comprobará que el usuario tiene permiso para realizar dicha acción</text:span>.</text:p>
          </table:table-cell>
        </table:table-row>
        <table:table-row table:style-name="Tabla4.2">
          <table:table-cell table:style-name="Tabla4.A4" office:value-type="string">
            <text:p text:style-name="P13">3</text:p>
          </table:table-cell>
          <table:table-cell table:style-name="Tabla4.B4" office:value-type="string">
            <text:p text:style-name="P20">Si el usuario es válido podra entrar al menú para modificar una dieta</text:p>
          </table:table-cell>
          <table:table-cell table:style-name="Tabla4.C4" office:value-type="string">
            <text:p text:style-name="P8"/>
          </table:table-cell>
          <table:table-cell table:style-name="Tabla4.D4" office:value-type="string">
            <text:p text:style-name="P9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1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28">El usuario podrá guardar o descartar los cambios hechos.</text:p>
          </table:table-cell>
        </table:table-row>
      </table:table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7"/>
          </table:table-cell>
          <table:table-cell table:style-name="Tabla5.B2" table:number-columns-spanned="4" office:value-type="string">
            <text:p text:style-name="P26"><text:s/></text:p>
          </table:table-cell>
          <table:covered-table-cell/>
          <table:covered-table-cell/>
          <table:covered-table-cell/>
        </table:table-row>
        <table:table-row table:style-name="Tabla5.3">
          <table:table-cell table:style-name="Tabla5.A1" table:number-columns-spanned="5" office:value-type="string">
            <text:p text:style-name="P2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5">Al menos una vez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5">
          <table:table-cell table:style-name="Tabla5.A5" table:number-columns-spanned="2" office:value-type="string">
            <text:p text:style-name="P6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4">Baja</text:p>
          </table:table-cell>
        </table:table-row>
        <table:table-row table:style-name="Tabla5.6">
          <table:table-cell table:style-name="Tabla5.A6" table:number-columns-spanned="2" office:value-type="string">
            <text:p text:style-name="P6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7">
          <table:table-cell table:style-name="Tabla5.A1" table:number-columns-spanned="5" office:value-type="string">
            <text:p text:style-name="P2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7:27.968153768</dc:date>
    <meta:print-date>2012-03-13T15:37:00</meta:print-date>
    <meta:editing-cycles>20</meta:editing-cycles>
    <meta:editing-duration>PT1H11M36S</meta:editing-duration>
    <meta:generator>LibreOffice/5.1.6.2$Linux_X86_64 LibreOffice_project/10m0$Build-2</meta:generator>
    <meta:document-statistic meta:table-count="5" meta:image-count="0" meta:object-count="0" meta:page-count="1" meta:paragraph-count="47" meta:word-count="150" meta:character-count="928" meta:non-whitespace-character-count="822"/>
  </office:meta>
</office:document-meta>
</file>